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single_paralle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dsd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u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rm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c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wa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p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otg</text:p>
          </table:table-cell>
          <table:table-cell table:number-columns-repeated="2" office:value-type="float" office:value="28521271.555248" calcext:value-type="float">
            <text:p>28521271.555248</text:p>
          </table:table-cell>
        </table:table-row>
        <table:table-row table:style-name="ro1">
          <table:table-cell office:value-type="string" calcext:value-type="string">
            <text:p>srotm</text:p>
          </table:table-cell>
          <table:table-cell office:value-type="float" office:value="28521271.555248" calcext:value-type="float">
            <text:p>28521271.555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em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cblas_sdsdot: 182466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dsdot: 138342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dot: 168632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dot: 136835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asum: 102011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asum: 68386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axpy: 220979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axpy: 221512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nrm2: 142498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nrm2: 68861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scal: 148381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scal: 150707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swap: 315314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swap: 302933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copy: 23761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copy: 21950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rot: 318383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rot: 300849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rotg: 1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rotg: 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rotm: 36092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rotm: 30209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gemm: 7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gemm: 3272 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0:04:59.993420057</dc:date>
    <meta:editing-duration>PT8M1S</meta:editing-duration>
    <meta:editing-cycles>1</meta:editing-cycles>
    <meta:document-statistic meta:table-count="1" meta:cell-count="60" meta:object-count="0"/>
    <meta:generator>LibreOffice/6.4.6.2$Linux_X86_64 LibreOffice_project/40$Build-2</meta:generator>
  </office:meta>
</office:document-meta>
</file>